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0976ce" officeooo:paragraph-rsid="000976ce" style:font-size-asian="17.5pt" style:font-size-complex="20pt"/>
    </style:style>
    <style:style style:name="P2" style:family="paragraph" style:parent-style-name="Standard">
      <style:text-properties fo:font-size="12pt" officeooo:rsid="000976ce" officeooo:paragraph-rsid="000976ce"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 Too” Game Design</text:p>
      <text:p text:style-name="P1"/>
      <text:p text:style-name="P2">Basic Idea: </text:p>
      <text:p text:style-name="P2"/>
      <text:p text:style-name="P2">A puzzle game where you use a mirror dimension to help you solve mysteries the game have to offer. In the mirror dimension you will be able to control your counterpart. The player and the counterpart must face own challenges and help each other to be able to proceed.</text:p>
      <text:p text:style-name="P2"/>
      <text:p text:style-name="P2">Futures: </text:p>
      <text:p text:style-name="P2">* A mirror dimension, you will be able to control your counterpart</text:p>
      <text:p text:style-name="P2"/>
      <text:p text:style-name="P2">* The counterpart and the player will both have own set of puzzles but they need to help each other to be able to finish</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6T23:44:24.697000000</meta:creation-date>
    <dc:date>2023-03-27T00:40:39.274000000</dc:date>
    <meta:editing-duration>PT56M15S</meta:editing-duration>
    <meta:editing-cycles>1</meta:editing-cycles>
    <meta:document-statistic meta:table-count="0" meta:image-count="0" meta:object-count="0" meta:page-count="1" meta:paragraph-count="6" meta:word-count="93" meta:character-count="494" meta:non-whitespace-character-count="405"/>
    <meta:generator>LibreOffice/7.5.1.2$Windows_X86_64 LibreOffice_project/fcbaee479e84c6cd81291587d2ee68cba099e129</meta:generator>
  </office:meta>
</office:document-meta>
</file>